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1340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1944" calcext:value-type="float">
            <text:p>87.1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402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2008" calcext:value-type="float">
            <text:p>86.9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402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4976" calcext:value-type="float">
            <text:p>86.2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402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4624" calcext:value-type="float">
            <text:p>85.7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402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402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402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402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402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0272" calcext:value-type="float">
            <text:p>83.7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402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4408" calcext:value-type="float">
            <text:p>83.2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402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402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8712" calcext:value-type="float">
            <text:p>82.6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402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5" calcext:value-type="float">
            <text:p>81.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402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7864" calcext:value-type="float">
            <text:p>81.2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402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864" calcext:value-type="float">
            <text:p>80.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402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7664" calcext:value-type="float">
            <text:p>79.6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402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402</text:p>
          </table:table-cell>
          <table:table-cell office:value-type="string" calcext:value-type="string">
            <text:p>200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8624" calcext:value-type="float">
            <text:p>79.6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402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9296" calcext:value-type="float">
            <text:p>78.9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402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7312" calcext:value-type="float">
            <text:p>79.0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402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0552" calcext:value-type="float">
            <text:p>78.3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402</text:p>
          </table:table-cell>
          <table:table-cell office:value-type="string" calcext:value-type="string">
            <text:p>200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6216" calcext:value-type="float">
            <text:p>77.1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